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fo:text-align="end" style:justify-single-word="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text-align="start" style:justify-single-word="false"/>
    </style:style>
    <style:style style:name="P4" style:family="paragraph" style:parent-style-name="Standard" style:master-page-name="Standard">
      <style:paragraph-properties fo:margin-top="0in" fo:margin-bottom="0in" loext:contextual-spacing="false" fo:text-align="end" style:justify-single-word="false" style:page-number="1"/>
    </style:style>
    <style:style style:name="P5" style:family="paragraph" style:parent-style-name="Standard">
      <style:paragraph-properties fo:margin-left="0in" fo:margin-right="0in" fo:margin-top="0in" fo:margin-bottom="0in" loext:contextual-spacing="false" fo:text-align="start" style:justify-single-word="false" fo:text-indent="0.5in" style:auto-text-indent="false"/>
    </style:style>
    <style:style style:name="T1" style:family="text">
      <style:text-properties fo:color="#1155cc"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ndrew Armstrong</text:p>
      <text:p text:style-name="P1">Object Oriented Programming</text:p>
      <text:p text:style-name="P1">3/7/2017</text:p>
      <text:p text:style-name="P2"/>
      <text:p text:style-name="P2">Homework 2: JSON Parser</text:p>
      <text:p text:style-name="P2"/>
      <text:p text:style-name="P5">Written in this report is a description of the source code for a JSON parser written in c++, available via the link <text:a xlink:type="simple" xlink:href="https://github.com/ArmstrongGAndrew/json_c-_parser" text:style-name="Internet_20_link" text:visited-style-name="Visited_20_Internet_20_Link"><text:span text:style-name="T1">https://github.com/ArmstrongGAndrew/json_c-_parser</text:span></text:a>. After the source code is downloaded, the program may be compiled using entering the command “g++ -O3 json.cpp -o json” in the shell of a debian linux or similar operating system with g++ compiler installed. After compilation, the program can be executed by entering the command “./json &lt;filename&gt;” where filename is the json file to be parsed and in the same directory as the executable program.</text:p>
      <text:p text:style-name="P3"><text:tab/></text:p>
      <text:p text:style-name="P5">JSON is comprised of several core objects, including numbers, strings, arrays, objects, null value, and boolean values. All classes defined in the source code were based on the mentioned core objects. Each class is derived from a base class “value” and overrides the base class’s destructor so as to not leak memory. Member variables of each derived class represent the c++ equivalent of the JSON value to be parsed. For example: the number class has a double member variable, the array class has a vector of values member variable, the object class has an unordered_map member variable pairing strings to values, the null class has an arbitrary pointer member variable, the flag class (representing bool) has a bool member variable, and the string class has a string member variable.</text:p>
      <text:p text:style-name="P5"/>
      <text:p text:style-name="P5">The main algorithms written in the source code include individual parsers for each class and an overall parse function that takes a JSON file’s contents and iterates through the entire file character by character while calling the individual parsers until the entire file has been traversed. Before the main parser calls the subparsers, all spaces are removed from the file’s contents. Each individual subparser has special cases for returning a value, such as strings containing the character ‘\’ for the string parser and numbers that are not represented by the decimal digits 1 through 9 for the numbers parser. A crucial algorithm that is missing from the source code is the object parser, which would map string keys to values in the object class’s unordered_map member variable.</text:p>
      <text:p text:style-name="P5"/>
      <text:p text:style-name="P5">Due to the incomplete object parser, the program enters an infinite loop after compilation. All of the completed parsers have been tested for proper execution, such that the parser returns a pointer containing the data of the derived class’s member variable and does not throw any errors or warning when called through the main parser. If the object parser were implemented correctly, the program would create organized composite objects such as arrays containing string objects, number objects, and subarray objects. The resulting objects could then be manipulated in c++ for purposes such as displaying the data contained in each object neatly to out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9" meta:word-count="458" meta:character-count="2862" meta:non-whitespace-character-count="2411"/>
    <meta:generator>LibreOfficeDev/5.1.0.3$Linux_X86_64 LibreOffice_project/</meta:generator>
  </office:meta>
</office:document-meta>
</file>